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iclo basic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<text:s text:c="2"/>Introducción al Cálculo <text:s text:c="20"/></text:p>
          </table:table-cell>
          <table:table-cell office:value-type="string" calcext:value-type="string">
            <text:p><text:s text:c="2"/>COD1 <text:s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2"/>Introducción al Álgebra <text:s text:c="3"/></text:p>
          </table:table-cell>
          <table:table-cell office:value-type="string" calcext:value-type="string">
            <text:p><text:s text:c="2"/>COD9 <text:s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2"/>Geometría <text:s text:c="13"/></text:p>
          </table:table-cell>
          <table:table-cell office:value-type="string" calcext:value-type="string">
            <text:p><text:s text:c="2"/>COD7 <text:s/>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 text:c="2"/>Análisis Matemático I</text:p>
          </table:table-cell>
          <table:table-cell office:value-type="string" calcext:value-type="string">
            <text:p><text:s text:c="2"/>COD2 <text:s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2"/>Álgebra Lineal <text:s text:c="17"/></text:p>
          </table:table-cell>
          <table:table-cell office:value-type="string" calcext:value-type="string">
            <text:p><text:s text:c="2"/>COD8 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2"/>Geometría Analítica <text:s text:c="17"/></text:p>
          </table:table-cell>
          <table:table-cell office:value-type="string" calcext:value-type="string">
            <text:p><text:s text:c="2"/>COD3 <text:s/>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 text:c="2"/>Análisis Matemático II</text:p>
          </table:table-cell>
          <table:table-cell office:value-type="string" calcext:value-type="string">
            <text:p><text:s text:c="2"/>COD4 <text:s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2"/>Taller de Informática <text:s text:c="12"/></text:p>
          </table:table-cell>
          <table:table-cell office:value-type="float" office:value="1927" calcext:value-type="float">
            <text:p>192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 text:c="2"/>Inglés Intermedio <text:s text:c="3"/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 text:c="2"/>Inglés Avanzado <text:s text:c="3"/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 text:c="2"/>Probabilidades <text:s text:c="19"/></text:p>
          </table:table-cell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2"/>Estructuras Algebraicas <text:s text:c="10"/></text:p>
          </table:table-cell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 text:c="3"/>Estadística <text:s text:c="22"/></text:p>
          </table:table-cell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 text:c="2"/>Física <text:s text:c="27"/></text:p>
          </table:table-cell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 text:c="2"/>Sociología de la Educación</text:p>
          </table:table-cell>
          <table:table-cell office:value-type="float" office:value="2064" calcext:value-type="float">
            <text:p>206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SUM([.D2:.D16])" office:value-type="float" office:value="1372" calcext:value-type="float">
            <text:p>1372</text:p>
          </table:table-cell>
        </table:table-row>
      </table:table>
      <table:table table:name="ciclo superior" table:style-name="ta1"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iclo Supe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lgebra Lineal Aplicada <text:s text:c="17"/></text:p>
          </table:table-cell>
          <table:table-cell office:value-type="float" office:value="2261" calcext:value-type="float">
            <text:p>226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undamentos de Análisis <text:s text:c="10"/></text:p>
          </table:table-cell>
          <table:table-cell office:value-type="string" calcext:value-type="string">
            <text:p><text:s text:c="3"/>COD5 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álculo Numérico <text:s/>Computacional <text:s text:c="9"/></text:p>
          </table:table-cell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ariables Complejas <text:s text:c="2"/></text:p>
          </table:table-cell>
          <table:table-cell office:value-type="float" office:value="1911" calcext:value-type="float">
            <text:p>191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pología <text:s text:c="31"/></text:p>
          </table:table-cell>
          <table:table-cell office:value-type="float" office:value="1917" calcext:value-type="float">
            <text:p>1917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edida e Integración <text:s text:c="20"/></text:p>
          </table:table-cell>
          <table:table-cell office:value-type="float" office:value="2263" calcext:value-type="float">
            <text:p>226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cuaciones Diferenciales <text:s text:c="16"/></text:p>
          </table:table-cell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Geometría Diferencial <text:s text:c="19"/></text:p>
          </table:table-cell>
          <table:table-cell office:value-type="float" office:value="1915" calcext:value-type="float">
            <text:p>1915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odelos de Regresión y Métodos Empíricos <text:s/></text:p>
          </table:table-cell>
          <table:table-cell office:value-type="string" calcext:value-type="string">
            <text:p><text:s/>COD6 <text:s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nálisis Funcional <text:s text:c="14"/></text:p>
          </table:table-cell>
          <table:table-cell office:value-type="float" office:value="1916" calcext:value-type="float">
            <text:p>191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ntroducción a las Ecuaciones en Derivadas Parciales </text:p>
          </table:table-cell>
          <table:table-cell office:value-type="float" office:value="2212" calcext:value-type="float">
            <text:p>2212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atemática y Sociedad </text:p>
          </table:table-cell>
          <table:table-cell office:value-type="string" calcext:value-type="string">
            <text:p><text:s text:c="5"/>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SUM([.D2:.D13])" office:value-type="float" office:value="1316" calcext:value-type="float">
            <text:p>1316</text:p>
          </table:table-cell>
        </table:table-row>
      </table:table>
      <table:table table:name="especiallizacion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iclo especializac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ptativa I <text:s text:c="20"/></text:p>
          </table:table-cell>
          <table:table-cell office:value-type="string" calcext:value-type="string">
            <text:p><text:s text:c="11"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/>Electiva <text:s text:c="16"/></text:p>
          </table:table-cell>
          <table:table-cell office:value-type="string" calcext:value-type="string">
            <text:p><text:s text:c="12"/>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/>Optativa II <text:s text:c="19"/></text:p>
          </table:table-cell>
          <table:table-cell office:value-type="string" calcext:value-type="string">
            <text:p><text:s text:c="12"/>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<text:s/>Trabajo Final <text:s text:c="20"/></text:p>
          </table:table-cell>
          <table:table-cell office:value-type="float" office:value="2038" calcext:value-type="float">
            <text:p>203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formula="of:=SUM([.D3:.D6])" office:value-type="float" office:value="476" calcext:value-type="float">
            <text:p>476</text:p>
          </table:table-cell>
        </table:table-row>
      </table:table>
      <table:table table:name="Hoja4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 <text:s text:c="13"/></text:p>
          </table:table-cell>
          <table:table-cell office:value-type="string" calcext:value-type="string">
            <text:p><text:s/>COD1 <text:s text:c="8"/></text:p>
          </table:table-cell>
          <table:table-cell office:value-type="string" calcext:value-type="string">
            <text:p><text:s/>Introducción al Cálculo <text:s text:c="30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 <text:s text:c="13"/></text:p>
          </table:table-cell>
          <table:table-cell office:value-type="string" calcext:value-type="string">
            <text:p><text:s text:c="2"/>COD9 <text:s text:c="7"/></text:p>
          </table:table-cell>
          <table:table-cell office:value-type="string" calcext:value-type="string">
            <text:p><text:s text:c="2"/>Introducción al Álgebra <text:s text:c="21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 <text:s text:c="13"/></text:p>
          </table:table-cell>
          <table:table-cell office:value-type="string" calcext:value-type="string">
            <text:p><text:s/>COD7 <text:s text:c="9"/></text:p>
          </table:table-cell>
          <table:table-cell office:value-type="string" calcext:value-type="string">
            <text:p><text:s/>Geometría <text:s text:c="30"/>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II <text:s text:c="12"/></text:p>
          </table:table-cell>
          <table:table-cell office:value-type="string" calcext:value-type="string">
            <text:p><text:s/>COD2 <text:s text:c="9"/></text:p>
          </table:table-cell>
          <table:table-cell office:value-type="string" calcext:value-type="string">
            <text:p><text:s/>Análisis Matemático I <text:s text:c="29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I <text:s text:c="12"/></text:p>
          </table:table-cell>
          <table:table-cell office:value-type="string" calcext:value-type="string">
            <text:p><text:s/>COD8 <text:s text:c="9"/></text:p>
          </table:table-cell>
          <table:table-cell office:value-type="string" calcext:value-type="string">
            <text:p><text:s/>Álgebra Lineal <text:s text:c="24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I <text:s text:c="12"/></text:p>
          </table:table-cell>
          <table:table-cell office:value-type="string" calcext:value-type="string">
            <text:p><text:s/>COD3 <text:s text:c="8"/></text:p>
          </table:table-cell>
          <table:table-cell office:value-type="string" calcext:value-type="string">
            <text:p><text:s/>Geometría Analítica <text:s text:c="19"/>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<text:s text:c="6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 <text:s text:c="11"/></text:p>
          </table:table-cell>
          <table:table-cell office:value-type="string" calcext:value-type="string">
            <text:p><text:s/>COD4 <text:s text:c="8"/></text:p>
          </table:table-cell>
          <table:table-cell office:value-type="string" calcext:value-type="string">
            <text:p><text:s/>Análisis Matemático II <text:s text:c="26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II <text:s text:c="12"/>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aller de Informática <text:s text:c="19"/>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II <text:s text:c="11"/></text:p>
          </table:table-cell>
          <table:table-cell office:value-type="string" calcext:value-type="string">
            <text:p><text:s text:c="4"/>COD10 <text:s text:c="6"/></text:p>
          </table:table-cell>
          <table:table-cell office:value-type="string" calcext:value-type="string">
            <text:p><text:s/>Inglés Intermedio <text:s text:c="25"/>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II <text:s text:c="12"/>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Álgebra Lineal Aplicada <text:s text:c="17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V <text:s text:c="12"/>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Probabilidades <text:s text:c="26"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V <text:s text:c="12"/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Estructuras Algebraicas <text:s text:c="17"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V <text:s text:c="3"/></text:p>
          </table:table-cell>
          <table:table-cell office:value-type="string" calcext:value-type="string">
            <text:p><text:s/>COD11 <text:s/></text:p>
          </table:table-cell>
          <table:table-cell office:value-type="string" calcext:value-type="string">
            <text:p><text:s/>Inglés Avanzado 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 <text:s text:c="13"/>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Estadística <text:s text:c="31"/>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 <text:s text:c="13"/></text:p>
          </table:table-cell>
          <table:table-cell office:value-type="string" calcext:value-type="string">
            <text:p><text:s/>COD5 <text:s text:c="8"/></text:p>
          </table:table-cell>
          <table:table-cell office:value-type="string" calcext:value-type="string">
            <text:p><text:s/>Fundamentos de Análisis <text:s text:c="10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 <text:s text:c="11"/>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Cálculo Numérico <text:s/>Computacional <text:s text:c="9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 <text:s text:c="12"/>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Física <text:s text:c="36"/>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I <text:s text:c="12"/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Variables Complejas <text:s text:c="25"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I <text:s text:c="11"/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<text:s/>Topología <text:s text:c="34"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II <text:s text:c="10"/>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<text:s/>Medida e Integración <text:s text:c="22"/>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II <text:s text:c="11"/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Ecuaciones Diferenciales <text:s text:c="18"/>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II <text:s text:c="10"/>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Sociología de la Educación <text:s text:c="26"/>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 text:c="9"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III <text:s text:c="12"/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Geometría Diferencial <text:s text:c="21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III <text:s text:c="10"/></text:p>
          </table:table-cell>
          <table:table-cell office:value-type="string" calcext:value-type="string">
            <text:p><text:s/>COD6 <text:s text:c="10"/></text:p>
          </table:table-cell>
          <table:table-cell office:value-type="string" calcext:value-type="string">
            <text:p><text:s/>Modelos de Regresión y Métodos Empíricos <text:s text:c="17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III <text:s text:c="9"/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<text:s text:c="2"/>Análisis Funcional <text:s text:c="14"/>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5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 <text:s text:c="11"/>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<text:s/>Introducción a las Ecuaciones en Derivadas Parciales 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X <text:s text:c="10"/></text:p>
          </table:table-cell>
          <table:table-cell office:value-type="string" calcext:value-type="string">
            <text:p><text:s text:c="15"/></text:p>
          </table:table-cell>
          <table:table-cell office:value-type="string" calcext:value-type="string">
            <text:p><text:s/>Optativa I <text:s text:c="31"/>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X <text:s text:c="10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Electiva <text:s text:c="28"/>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X <text:s text:c="10"/></text:p>
          </table:table-cell>
          <table:table-cell office:value-type="string" calcext:value-type="string">
            <text:p><text:s text:c="15"/></text:p>
          </table:table-cell>
          <table:table-cell office:value-type="string" calcext:value-type="string">
            <text:p><text:s/>Matemática y Sociedad <text:s text:c="28"/>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X <text:s text:c="10"/></text:p>
          </table:table-cell>
          <table:table-cell office:value-type="string" calcext:value-type="string">
            <text:p><text:s text:c="15"/></text:p>
          </table:table-cell>
          <table:table-cell office:value-type="string" calcext:value-type="string">
            <text:p><text:s/>Optativa II <text:s text:c="31"/>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X <text:s text:c="10"/>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<text:s/>Trabajo Final <text:s text:c="29"/>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number-columns-repeated="4"/>
          <table:table-cell table:style-name="ce1" table:formula="of:=SUM([.E2:.E48])" office:value-type="float" office:value="3192" calcext:value-type="float">
            <text:p>3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9:37:23.358015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18:28:57.274710384</meta:creation-date>
    <dc:date>2023-03-25T20:00:03.467310703</dc:date>
    <meta:editing-duration>PT2H15S</meta:editing-duration>
    <meta:editing-cycles>2</meta:editing-cycles>
    <meta:generator>LibreOffice/6.4.7.2$Linux_X86_64 LibreOffice_project/40$Build-2</meta:generator>
    <meta:document-statistic meta:table-count="4" meta:cell-count="292" meta:object-count="0"/>
  </office:meta>
</office:document-meta>
</file>